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RATA HUILLCA, HELBER VICTOR</text:span></text:p>
      <text:p text:style-name="P3"><text:span text:style-name="T6">CANT. TOTAL DE CAJAS: 15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INDUAVIC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5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AMANA</text:span></text:p>
      <text:p text:style-name="P6"/>
      <text:p text:style-name="P6">Recojo: <text:span text:style-name="T3">RATA HUILLCA, HELBER VICTOR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3:06:56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